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4.834cm"/>
      <style:paragraph-properties style:writing-mode="lr-tb"/>
    </style:style>
    <style:style style:name="gr2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334cm" svg:height="1.143cm" svg:x="10.922cm" svg:y="1.778cm">
          <text:p text:style-name="P1">STARTED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334cm" svg:height="1.143cm" svg:x="10.922cm" svg:y="3.106cm">
          <text:p text:style-name="P1">UNSTARTED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334cm" svg:height="1.143cm" svg:x="10.922cm" svg:y="11.076cm">
          <text:p text:style-name="P1">STOPPED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334cm" svg:height="1.143cm" svg:x="10.922cm" svg:y="12.446cm">
          <text:p text:style-name="P1">UNSTOPPED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334cm" svg:height="1.143cm" svg:x="18.195cm" svg:y="6.858cm">
          <text:p text:style-name="P1">START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334cm" svg:height="1.143cm" svg:x="3.434cm" svg:y="6.858cm">
          <text:p text:style-name="P1">STOPPI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6.256cm" svg:y1="11.647cm" svg:x2="18.195cm" svg:y2="7.429cm" draw:start-shape="id1" draw:end-shape="id2" svg:d="M16256 11647c1455 0 486-4218 1939-4218" svg:viewBox="0 0 1940 4219">
          <text:p/>
        </draw:connector>
        <draw:connector draw:style-name="gr2" draw:text-style-name="P2" draw:layer="layout" draw:type="curve" svg:x1="16.256cm" svg:y1="13.017cm" svg:x2="18.195cm" svg:y2="7.429cm" draw:start-shape="id3" draw:end-shape="id2" draw:end-glue-point="3" svg:d="M16256 13017c1455 0 486-5588 1939-5588" svg:viewBox="0 0 1940 5589">
          <text:p/>
        </draw:connector>
        <draw:connector draw:style-name="gr2" draw:text-style-name="P2" draw:layer="layout" draw:type="curve" svg:x1="18.195cm" svg:y1="7.429cm" svg:x2="16.256cm" svg:y2="2.349cm" draw:start-shape="id2" draw:end-shape="id4" svg:d="M18195 7429c-1453 0-484-5080-1939-5080" svg:viewBox="0 0 1940 5081">
          <text:p/>
        </draw:connector>
        <draw:connector draw:style-name="gr2" draw:text-style-name="P2" draw:layer="layout" draw:type="curve" svg:x1="18.195cm" svg:y1="7.429cm" svg:x2="16.256cm" svg:y2="3.677cm" draw:start-shape="id2" draw:end-shape="id5" svg:d="M18195 7429c-1453 0-484-3752-1939-3752" svg:viewBox="0 0 1940 3753">
          <text:p/>
        </draw:connector>
        <draw:connector draw:style-name="gr2" draw:text-style-name="P2" draw:layer="layout" draw:type="curve" svg:x1="10.922cm" svg:y1="3.677cm" svg:x2="8.768cm" svg:y2="7.429cm" draw:start-shape="id5" draw:end-shape="id6" svg:d="M10922 3677c-1615 0-539 3752-2154 3752" svg:viewBox="0 0 2155 3753">
          <text:p/>
        </draw:connector>
        <draw:connector draw:style-name="gr2" draw:text-style-name="P2" draw:layer="layout" draw:type="curve" svg:x1="10.922cm" svg:y1="2.349cm" svg:x2="8.768cm" svg:y2="7.429cm" draw:start-shape="id4" draw:end-shape="id6" svg:d="M10922 2349c-1615 0-539 5080-2154 5080" svg:viewBox="0 0 2155 5081">
          <text:p/>
        </draw:connector>
        <draw:connector draw:style-name="gr2" draw:text-style-name="P2" draw:layer="layout" draw:type="curve" svg:x1="8.768cm" svg:y1="7.429cm" svg:x2="10.922cm" svg:y2="11.647cm" draw:start-shape="id6" draw:end-shape="id1" svg:d="M8768 7429c1615 0 539 4218 2154 4218" svg:viewBox="0 0 2155 4219">
          <text:p/>
        </draw:connector>
        <draw:connector draw:style-name="gr2" draw:text-style-name="P2" draw:layer="layout" draw:type="curve" svg:x1="8.768cm" svg:y1="7.429cm" svg:x2="10.922cm" svg:y2="13.017cm" draw:start-shape="id6" draw:end-shape="id3" svg:d="M8768 7429c1615 0 539 5588 2154 5588" svg:viewBox="0 0 2155 55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2:13:42.088438465</meta:creation-date>
    <dc:date>2021-10-23T02:26:01.356023011</dc:date>
    <meta:editing-duration>PT2M9S</meta:editing-duration>
    <meta:editing-cycles>1</meta:editing-cycles>
    <meta:document-statistic meta:object-count="14"/>
    <meta:generator>LibreOffice/6.4.7.2$Linux_X86_64 LibreOffice_project/40$Build-2</meta:generator>
  </office:meta>
</office:document-meta>
</file>